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Arial1" svg:font-family="Arial1"/>
    <style:font-face style:name="Trebuchet MS" svg:font-family="&quot;Trebuchet MS&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8000" style:vertical-align="automatic" fo:background-color="#008000" style:repeat-content="false"/>
      <style:paragraph-properties fo:text-align="center"/>
      <style:text-properties fo:color="#FFFFFF" style:font-name="Arial1" style:font-name-asian="Arial1" style:font-name-complex="Arial1" fo:font-size="10pt" style:font-size-asian="10pt" style:font-size-complex="10pt" fo:font-weight="bold" style:font-weight-asian="bold" style:font-weight-complex="bold"/>
    </style:style>
    <style:style style:name="ce3" style:family="table-cell" style:parent-style-name="Default" style:data-style-name="N0">
      <style:table-cell-properties fo:border-top="none" fo:border-bottom="thin solid #008000" fo:border-left="thin solid #008000" fo:border-right="thin solid #008000"/>
    </style:style>
    <style:style style:name="ce4" style:family="table-cell" style:parent-style-name="Default" style:data-style-name="N0">
      <style:table-cell-properties fo:border="thin solid #008000"/>
    </style:style>
    <style:style style:name="ce5" style:family="table-cell" style:parent-style-name="Default" style:data-style-name="N0">
      <style:text-properties style:font-name="Trebuchet MS" style:font-name-asian="Trebuchet MS" style:font-name-complex="Trebuchet MS" fo:font-size="10pt" style:font-size-asian="10pt" style:font-size-complex="10pt"/>
    </style:style>
    <style:style style:name="ce6" style:family="table-cell" style:parent-style-name="Default" style:data-style-name="N30">
      <style:table-cell-properties fo:background-color="#FFFFFF"/>
      <style:text-properties fo:color="#C0C0C0" style:font-name="Trebuchet MS" style:font-name-asian="Trebuchet MS" style:font-name-complex="Trebuchet MS" fo:font-size="10pt" style:font-size-asian="10pt" style:font-size-complex="10pt"/>
    </style:style>
    <style:style style:name="ce7" style:family="table-cell" style:parent-style-name="Default" style:data-style-name="N0">
      <style:table-cell-properties fo:background-color="#FFFFFF"/>
      <style:text-properties fo:color="#C0C0C0" style:font-name="Trebuchet MS" style:font-name-asian="Trebuchet MS" style:font-name-complex="Trebuchet MS" fo:font-size="10pt" style:font-size-asian="10pt" style:font-size-complex="10pt"/>
    </style:style>
    <style:style style:name="ce8" style:family="table-cell" style:parent-style-name="Default" style:data-style-name="N0">
      <style:table-cell-properties fo:background-color="#FFFFFF" style:cell-protect="protected"/>
      <style:text-properties style:font-name="Trebuchet MS" style:font-name-asian="Trebuchet MS" style:font-name-complex="Trebuchet MS" fo:font-size="10pt" style:font-size-asian="10pt" style:font-size-complex="10pt"/>
    </style:style>
    <style:style style:name="ce9" style:family="table-cell" style:parent-style-name="Default" style:data-style-name="N0">
      <style:table-cell-properties fo:background-color="#FFFFFF" style:cell-protect="protected"/>
      <style:text-properties style:font-name="Trebuchet MS" style:font-name-asian="Trebuchet MS" style:font-name-complex="Trebuchet MS" fo:font-size="10pt" style:font-size-asian="10pt" style:font-size-complex="10pt" fo:font-weight="bold" style:font-weight-asian="bold" style:font-weight-complex="bold"/>
    </style:style>
    <style:style style:name="ce10" style:family="table-cell" style:parent-style-name="Default" style:data-style-name="N30">
      <style:table-cell-properties fo:background-color="#FFFFFF" style:cell-protect="protected"/>
      <style:text-properties style:font-name="Trebuchet MS" style:font-name-asian="Trebuchet MS" style:font-name-complex="Trebuchet MS" fo:font-size="10pt" style:font-size-asian="10pt" style:font-size-complex="10pt"/>
    </style:style>
    <style:style style:name="ce11" style:family="table-cell" style:parent-style-name="Default" style:data-style-name="N0">
      <style:table-cell-properties style:vertical-align="automatic" fo:background-color="#FFFFFF" style:cell-protect="protected" style:repeat-content="false"/>
      <style:paragraph-properties fo:text-align="end" fo:margin-right="0cm"/>
      <style:text-properties style:font-name="Trebuchet MS" style:font-name-asian="Trebuchet MS" style:font-name-complex="Trebuchet MS" fo:font-size="10pt" style:font-size-asian="10pt" style:font-size-complex="10pt" fo:font-weight="bold" style:font-weight-asian="bold" style:font-weight-complex="bold"/>
    </style:style>
    <style:style style:name="ce12" style:family="table-cell" style:parent-style-name="Default" style:data-style-name="N0">
      <style:table-cell-properties fo:background-color="#FFFFFF"/>
      <style:text-properties style:font-name="Trebuchet MS" style:font-name-asian="Trebuchet MS" style:font-name-complex="Trebuchet MS" fo:font-size="10pt" style:font-size-asian="10pt" style:font-size-complex="10pt"/>
    </style:style>
    <style:style style:name="ce13" style:family="table-cell" style:parent-style-name="Default" style:data-style-name="N0">
      <style:table-cell-properties style:vertical-align="automatic" fo:background-color="#FFFFFF"/>
      <style:text-properties style:font-name="Trebuchet MS" style:font-name-asian="Trebuchet MS" style:font-name-complex="Trebuchet MS" fo:font-size="10pt" style:font-size-asian="10pt" style:font-size-complex="10pt"/>
    </style:style>
    <style:style style:name="ce14" style:family="table-cell" style:parent-style-name="Default" style:data-style-name="N0">
      <style:table-cell-properties style:vertical-align="automatic" fo:background-color="#FFFFFF" style:cell-protect="protected" style:repeat-content="false"/>
      <style:paragraph-properties fo:text-align="end" fo:margin-right="0cm"/>
      <style:text-properties style:font-name="Trebuchet MS" style:font-name-asian="Trebuchet MS" style:font-name-complex="Trebuchet MS" fo:font-size="10pt" style:font-size-asian="10pt" style:font-size-complex="10pt"/>
    </style:style>
    <style:style style:name="ce15" style:family="table-cell" style:parent-style-name="Default" style:data-style-name="N30">
      <style:table-cell-properties style:vertical-align="middle" style:repeat-content="false"/>
      <style:paragraph-properties fo:text-align="end" fo:margin-right="0cm"/>
      <style:text-properties style:font-name="Trebuchet MS" style:font-name-asian="Trebuchet MS" style:font-name-complex="Trebuchet MS" fo:font-size="14pt" style:font-size-asian="14pt" style:font-size-complex="14pt" fo:font-weight="bold" style:font-weight-asian="bold" style:font-weight-complex="bold"/>
    </style:style>
    <style:style style:name="ce16" style:family="table-cell" style:parent-style-name="Default" style:data-style-name="N0">
      <style:table-cell-properties style:vertical-align="middle" style:repeat-content="false"/>
      <style:paragraph-properties fo:text-align="start" fo:margin-left="0cm"/>
      <style:text-properties style:font-name="Trebuchet MS" style:font-name-asian="Trebuchet MS" style:font-name-complex="Trebuchet MS" fo:font-size="14pt" style:font-size-asian="14pt" style:font-size-complex="14pt"/>
    </style:style>
    <style:style style:name="ce17" style:family="table-cell" style:parent-style-name="Default" style:data-style-name="N0">
      <style:table-cell-properties style:vertical-align="middle" style:repeat-content="false"/>
      <style:paragraph-properties fo:text-align="start" fo:margin-left="0cm"/>
      <style:text-properties style:font-name="Trebuchet MS" style:font-name-asian="Trebuchet MS" style:font-name-complex="Trebuchet MS" fo:font-size="10pt" style:font-size-asian="10pt" style:font-size-complex="10pt"/>
    </style:style>
    <style:style style:name="ce18" style:family="table-cell" style:parent-style-name="Default" style:data-style-name="N0">
      <style:table-cell-properties style:vertical-align="middle" style:repeat-content="false"/>
      <style:paragraph-properties fo:text-align="center"/>
      <style:text-properties style:font-name="Trebuchet MS" style:font-name-asian="Trebuchet MS" style:font-name-complex="Trebuchet MS" fo:font-size="14pt" style:font-size-asian="14pt" style:font-size-complex="14pt" fo:font-weight="bold" style:font-weight-asian="bold" style:font-weight-complex="bold"/>
    </style:style>
    <style:style style:name="ce19" style:family="table-cell" style:parent-style-name="Default" style:data-style-name="N0">
      <style:table-cell-properties style:vertical-align="middle" style:repeat-content="false"/>
      <style:paragraph-properties fo:text-align="end" fo:margin-right="0cm"/>
      <style:text-properties style:font-name="Trebuchet MS" style:font-name-asian="Trebuchet MS" style:font-name-complex="Trebuchet MS" fo:font-size="10pt" style:font-size-asian="10pt" style:font-size-complex="10pt" fo:font-weight="bold" style:font-weight-asian="bold" style:font-weight-complex="bold"/>
    </style:style>
    <style:style style:name="ce20" style:family="table-cell" style:parent-style-name="Default" style:data-style-name="N19">
      <style:table-cell-properties style:vertical-align="middle" style:repeat-content="false"/>
      <style:paragraph-properties fo:text-align="start" fo:margin-left="0cm"/>
      <style:text-properties style:font-name="Trebuchet MS" style:font-name-asian="Trebuchet MS" style:font-name-complex="Trebuchet MS" fo:font-size="10pt" style:font-size-asian="10pt" style:font-size-complex="10pt"/>
    </style:style>
    <style:style style:name="ce21" style:family="table-cell" style:parent-style-name="Default" style:data-style-name="N0">
      <style:table-cell-properties style:vertical-align="middle"/>
      <style:text-properties style:font-name="Trebuchet MS" style:font-name-asian="Trebuchet MS" style:font-name-complex="Trebuchet MS" fo:font-size="10pt" style:font-size-asian="10pt" style:font-size-complex="10pt"/>
    </style:style>
    <style:style style:name="ce22" style:family="table-cell" style:parent-style-name="Default" style:data-style-name="N30">
      <style:table-cell-properties fo:background-color="#FFFFFF"/>
      <style:text-properties style:font-name="Trebuchet MS" style:font-name-asian="Trebuchet MS" style:font-name-complex="Trebuchet MS" fo:font-size="10pt" style:font-size-asian="10pt" style:font-size-complex="10pt"/>
    </style:style>
    <style:style style:name="ce23" style:family="table-cell" style:parent-style-name="Default" style:data-style-name="N30">
      <style:table-cell-properties fo:border-top="thin solid #000000" fo:border-bottom="thin solid #000000" fo:border-left="none" fo:border-right="none" style:vertical-align="automatic" fo:background-color="#969696"/>
      <style:text-properties style:font-name="Trebuchet MS" style:font-name-asian="Trebuchet MS" style:font-name-complex="Trebuchet MS" fo:font-size="10pt" style:font-size-asian="10pt" style:font-size-complex="10pt" fo:font-weight="bold" style:font-weight-asian="bold" style:font-weight-complex="bold"/>
    </style:style>
    <style:style style:name="ce24" style:family="table-cell" style:parent-style-name="Default" style:data-style-name="N0">
      <style:table-cell-properties fo:border-top="thin solid #000000" fo:border-bottom="thin solid #000000" fo:border-left="none" fo:border-right="none" style:vertical-align="automatic" fo:background-color="#969696"/>
      <style:text-properties style:font-name="Trebuchet MS" style:font-name-asian="Trebuchet MS" style:font-name-complex="Trebuchet MS" fo:font-size="10pt" style:font-size-asian="10pt" style:font-size-complex="10pt" fo:font-weight="bold" style:font-weight-asian="bold" style:font-weight-complex="bold"/>
    </style:style>
    <style:style style:name="ce25" style:family="table-cell" style:parent-style-name="Default" style:data-style-name="N30">
      <style:table-cell-properties fo:border="thin solid #000000" style:vertical-align="top" fo:wrap-option="wrap" fo:background-color="#C0C0C0" style:cell-protect="none" style:repeat-content="false"/>
      <style:paragraph-properties fo:text-align="center"/>
      <style:text-properties style:font-name="Trebuchet MS" style:font-name-asian="Trebuchet MS" style:font-name-complex="Trebuchet MS" fo:font-size="9pt" style:font-size-asian="9pt" style:font-size-complex="9pt" fo:font-weight="bold" style:font-weight-asian="bold" style:font-weight-complex="bold"/>
    </style:style>
    <style:style style:name="ce26" style:family="table-cell" style:parent-style-name="Default" style:data-style-name="N0">
      <style:table-cell-properties fo:border="thin solid #000000" style:vertical-align="top" fo:wrap-option="wrap" fo:background-color="#C0C0C0" style:cell-protect="none" style:repeat-content="false"/>
      <style:paragraph-properties fo:text-align="center"/>
      <style:text-properties style:font-name="Trebuchet MS" style:font-name-asian="Trebuchet MS" style:font-name-complex="Trebuchet MS" fo:font-size="9pt" style:font-size-asian="9pt" style:font-size-complex="9pt" fo:font-weight="bold" style:font-weight-asian="bold" style:font-weight-complex="bold"/>
    </style:style>
    <style:style style:name="ce27" style:family="table-cell" style:parent-style-name="Default" style:data-style-name="N0">
      <style:table-cell-properties fo:background-color="transparent" style:cell-protect="none"/>
      <style:text-properties style:font-name="Trebuchet MS" style:font-name-asian="Trebuchet MS" style:font-name-complex="Trebuchet MS" fo:font-size="9pt" style:font-size-asian="9pt" style:font-size-complex="9pt" fo:font-weight="bold" style:font-weight-asian="bold" style:font-weight-complex="bold"/>
    </style:style>
    <style:style style:name="ce28" style:family="table-cell" style:parent-style-name="Default" style:data-style-name="N0">
      <style:table-cell-properties fo:border="thin solid #000000" style:vertical-align="top" fo:wrap-option="wrap" fo:background-color="transparent" style:repeat-content="false"/>
      <style:paragraph-properties fo:text-align="center"/>
      <style:text-properties style:font-name="Trebuchet MS" style:font-name-asian="Trebuchet MS" style:font-name-complex="Trebuchet MS" fo:font-size="10pt" style:font-size-asian="10pt" style:font-size-complex="10pt"/>
    </style:style>
    <style:style style:name="ce29"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rebuchet MS" style:font-name-asian="Trebuchet MS" style:font-name-complex="Trebuchet MS" fo:font-size="9pt" style:font-size-asian="9pt" style:font-size-complex="9pt"/>
    </style:style>
    <style:style style:name="ce30" style:family="table-cell" style:parent-style-name="Default" style:data-style-name="N0">
      <style:table-cell-properties fo:border="thin solid #000000" style:vertical-align="top" fo:wrap-option="wrap" style:repeat-content="false"/>
      <style:paragraph-properties fo:text-align="center"/>
      <style:text-properties style:font-name="Trebuchet MS" style:font-name-asian="Trebuchet MS" style:font-name-complex="Trebuchet MS" fo:font-size="9pt" style:font-size-asian="9pt" style:font-size-complex="9pt"/>
    </style:style>
    <style:style style:name="ce31" style:family="table-cell" style:parent-style-name="Default" style:data-style-name="N0">
      <style:table-cell-properties fo:border="thin solid #000000" style:vertical-align="top" fo:wrap-option="wrap" style:repeat-content="false"/>
      <style:paragraph-properties fo:text-align="start" fo:margin-left="0cm"/>
      <style:text-properties style:font-name="Trebuchet MS" style:font-name-asian="Trebuchet MS" style:font-name-complex="Trebuchet MS" fo:font-size="9pt" style:font-size-asian="9pt" style:font-size-complex="9pt"/>
    </style:style>
    <style:style style:name="ce32" style:family="table-cell" style:parent-style-name="Default" style:data-style-name="N0">
      <style:table-cell-properties style:vertical-align="automatic" fo:wrap-option="wrap"/>
      <style:text-properties style:font-name="Trebuchet MS" style:font-name-asian="Trebuchet MS" style:font-name-complex="Trebuchet MS" fo:font-size="9pt" style:font-size-asian="9pt" style:font-size-complex="9pt"/>
    </style:style>
    <style:style style:name="ce33" style:family="table-cell" style:parent-style-name="Default" style:data-style-name="N0">
      <style:table-cell-properties style:vertical-align="automatic" fo:wrap-option="wrap" fo:background-color="transparent"/>
      <style:text-properties style:font-name="Trebuchet MS" style:font-name-asian="Trebuchet MS" style:font-name-complex="Trebuchet MS" fo:font-size="9pt" style:font-size-asian="9pt" style:font-size-complex="9pt"/>
    </style:style>
    <style:style style:name="ce34" style:family="table-cell" style:parent-style-name="Default" style:data-style-name="N0">
      <style:table-cell-properties fo:border-top="thin solid #000000" fo:border-bottom="thin solid #000000" fo:border-left="thin solid #000000" fo:border-right="none" style:vertical-align="top" fo:wrap-option="wrap" fo:background-color="transparent" style:repeat-content="false"/>
      <style:paragraph-properties fo:text-align="center"/>
      <style:text-properties style:font-name="Trebuchet MS" style:font-name-asian="Trebuchet MS" style:font-name-complex="Trebuchet MS" fo:font-size="10pt" style:font-size-asian="10pt" style:font-size-complex="10pt"/>
    </style:style>
    <style:style style:name="ce35" style:family="table-cell" style:parent-style-name="Default" style:data-style-name="N0">
      <style:table-cell-properties fo:border-top="thin solid #000000" fo:border-bottom="thin solid #000000" fo:border-left="none" fo:border-right="none" fo:background-color="#FFFFFF"/>
      <style:text-properties style:font-name="Trebuchet MS" style:font-name-asian="Trebuchet MS" style:font-name-complex="Trebuchet MS" fo:font-size="10pt" style:font-size-asian="10pt" style:font-size-complex="10pt"/>
    </style:style>
    <style:style style:name="ce36" style:family="table-cell" style:parent-style-name="Default" style:data-style-name="N30">
      <style:table-cell-properties style:vertical-align="automatic" style:repeat-content="false"/>
      <style:paragraph-properties fo:text-align="center"/>
      <style:text-properties style:font-name="Trebuchet MS" style:font-name-asian="Trebuchet MS" style:font-name-complex="Trebuchet MS" fo:font-size="10pt" style:font-size-asian="10pt" style:font-size-complex="10pt"/>
    </style:style>
    <style:style style:name="ce37" style:family="table-cell" style:parent-style-name="Default" style:data-style-name="N0">
      <style:table-cell-properties style:vertical-align="automatic" style:repeat-content="false"/>
      <style:paragraph-properties fo:text-align="start" fo:margin-left="0cm"/>
      <style:text-properties style:font-name="Trebuchet MS" style:font-name-asian="Trebuchet MS" style:font-name-complex="Trebuchet MS" fo:font-size="10pt" style:font-size-asian="10pt" style:font-size-complex="10pt"/>
    </style:style>
    <style:style style:name="ce38" style:family="table-cell" style:parent-style-name="Default" style:data-style-name="N0">
      <style:table-cell-properties style:vertical-align="automatic" style:repeat-content="false"/>
      <style:paragraph-properties fo:text-align="center"/>
      <style:text-properties style:font-name="Trebuchet MS" style:font-name-asian="Trebuchet MS" style:font-name-complex="Trebuchet MS" fo:font-size="10pt" style:font-size-asian="10pt" style:font-size-complex="10pt"/>
    </style:style>
    <style:style style:name="ce39" style:family="table-cell" style:parent-style-name="Default" style:data-style-name="N30">
      <style:table-cell-properties fo:border="thin solid #000000" style:vertical-align="top" fo:wrap-option="wrap" style:repeat-content="false"/>
      <style:paragraph-properties fo:text-align="center"/>
      <style:text-properties style:font-name="Trebuchet MS" style:font-name-asian="Trebuchet MS" style:font-name-complex="Trebuchet MS" fo:font-size="9pt" style:font-size-asian="9pt" style:font-size-complex="9pt"/>
    </style:style>
    <style:style style:name="ce40" style:family="table-cell" style:parent-style-name="Default" style:data-style-name="N0">
      <style:table-cell-properties style:vertical-align="automatic" fo:background-color="transparent" style:repeat-content="false"/>
      <style:paragraph-properties fo:text-align="center"/>
      <style:text-properties style:font-name="Trebuchet MS" style:font-name-asian="Trebuchet MS" style:font-name-complex="Trebuchet MS" fo:font-size="20pt" style:font-size-asian="20pt" style:font-size-complex="20pt" fo:font-weight="bold" style:font-weight-asian="bold" style:font-weight-complex="bold"/>
    </style:style>
    <style:style style:name="ce41" style:family="table-cell" style:parent-style-name="Default" style:data-style-name="N0">
      <style:table-cell-properties fo:border-top="none" fo:border-bottom="thin solid #000000" fo:border-left="none" fo:border-right="none" style:vertical-align="automatic" fo:background-color="#FFFFFF" style:cell-protect="protected"/>
      <style:text-properties style:font-name="Trebuchet MS" style:font-name-asian="Trebuchet MS" style:font-name-complex="Trebuchet MS" fo:font-size="10pt" style:font-size-asian="10pt" style:font-size-complex="10pt"/>
    </style:style>
    <style:style style:name="ce42" style:family="table-cell" style:parent-style-name="Default" style:data-style-name="N0">
      <style:table-cell-properties fo:border-top="thin solid #000000" fo:border-bottom="thin solid #000000" fo:border-left="none" fo:border-right="none" style:vertical-align="automatic" fo:background-color="#FFFFFF" style:cell-protect="protected"/>
      <style:text-properties style:font-name="Trebuchet MS" style:font-name-asian="Trebuchet MS" style:font-name-complex="Trebuchet MS" fo:font-size="10pt" style:font-size-asian="10pt" style:font-size-complex="10pt"/>
    </style:style>
    <style:style style:name="ce43" style:family="table-cell" style:parent-style-name="Default" style:data-style-name="N0">
      <style:table-cell-properties fo:border-top="thin solid #000000" fo:border-bottom="thin solid #000000" fo:border-left="none" fo:border-right="none" fo:background-color="#FFFFFF"/>
    </style:style>
    <style:style style:name="ce44" style:family="table-cell" style:parent-style-name="Default" style:data-style-name="N19">
      <style:table-cell-properties fo:border-top="thin solid #000000" fo:border-bottom="thin solid #000000" fo:border-left="none" fo:border-right="none" fo:background-color="#FFFFFF"/>
    </style:style>
    <style:style style:name="ce45" style:family="table-cell" style:parent-style-name="Default" style:data-style-name="N0">
      <style:table-cell-properties fo:border-top="thin solid #000000" fo:border-bottom="thin solid #000000" fo:border-left="none" fo:border-right="thin solid #000000" style:vertical-align="middle" fo:background-color="#FFFFFF" style:repeat-content="false"/>
      <style:paragraph-properties fo:text-align="start" fo:margin-left="0cm"/>
      <style:text-properties style:font-name="Trebuchet MS" style:font-name-asian="Trebuchet MS" style:font-name-complex="Trebuchet MS" fo:font-size="10pt" style:font-size-asian="10pt" style:font-size-complex="10pt"/>
    </style:style>
    <style:style style:name="co1" style:family="table-column">
      <style:table-column-properties fo:break-before="auto" style:column-width="1.77270833333333cm"/>
    </style:style>
    <style:style style:name="co2" style:family="table-column">
      <style:table-column-properties fo:break-before="auto" style:column-width="2.32833333333333cm"/>
    </style:style>
    <style:style style:name="co3" style:family="table-column">
      <style:table-column-properties fo:break-before="auto" style:column-width="1.984375cm"/>
    </style:style>
    <style:style style:name="co4" style:family="table-column">
      <style:table-column-properties fo:break-before="auto" style:column-width="6.905625cm"/>
    </style:style>
    <style:style style:name="co5" style:family="table-column">
      <style:table-column-properties fo:break-before="auto" style:column-width="5.318125cm"/>
    </style:style>
    <style:style style:name="co6" style:family="table-column">
      <style:table-column-properties fo:break-before="auto" style:column-width="7.27604166666667cm"/>
    </style:style>
    <style:style style:name="co7" style:family="table-column">
      <style:table-column-properties fo:break-before="auto" style:column-width="4.02166666666667cm"/>
    </style:style>
    <style:style style:name="co8" style:family="table-column">
      <style:table-column-properties fo:break-before="auto" style:column-width="1.69333333333333cm"/>
    </style:style>
    <style:style style:name="co9" style:family="table-column">
      <style:table-column-properties fo:break-before="auto" style:column-width="5.02708333333333cm"/>
    </style:style>
    <style:style style:name="co10" style:family="table-column">
      <style:table-column-properties fo:break-before="auto" style:column-width="1.79916666666667cm"/>
    </style:style>
    <style:style style:name="ro1" style:family="table-row">
      <style:table-row-properties style:row-height="14.25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27.75pt" style:use-optimal-row-height="true" fo:break-before="auto"/>
    </style:style>
    <style:style style:name="ro4" style:family="table-row">
      <style:table-row-properties style:row-height="15.75pt" style:use-optimal-row-height="true" fo:break-before="auto"/>
    </style:style>
    <style:style style:name="ro5" style:family="table-row">
      <style:table-row-properties style:row-height="18.75pt" style:use-optimal-row-height="true" fo:break-before="auto"/>
    </style:style>
    <style:style style:name="ro6" style:family="table-row">
      <style:table-row-properties style:row-height="30pt" style:use-optimal-row-height="true" fo:break-before="auto"/>
    </style:style>
    <style:style style:name="ro7" style:family="table-row">
      <style:table-row-properties style:row-height="60pt" style:use-optimal-row-height="true" fo:break-before="auto"/>
    </style:style>
    <style:style style:name="ro8" style:family="table-row">
      <style:table-row-properties style:row-height="75pt" style:use-optimal-row-height="true" fo:break-before="auto"/>
    </style:style>
    <style:style style:name="ro9" style:family="table-row">
      <style:table-row-properties style:row-height="165pt" style:use-optimal-row-height="true" fo:break-before="auto"/>
    </style:style>
    <style:style style:name="ro10" style:family="table-row">
      <style:table-row-properties style:row-height="45pt" style:use-optimal-row-height="true" fo:break-before="auto"/>
    </style:style>
    <style:style style:name="ro11" style:family="table-row">
      <style:table-row-properties style:row-height="105pt" style:use-optimal-row-height="true" fo:break-before="auto"/>
    </style:style>
    <style:style style:name="ro12" style:family="table-row">
      <style:table-row-properties style:row-height="16.5pt" style:use-optimal-row-height="true" fo:break-before="auto"/>
    </style:style>
    <style:style style:name="ro13" style:family="table-row">
      <style:table-row-properties style:row-height="14.65pt" style:use-optimal-row-height="true" fo:break-before="auto"/>
    </style:style>
    <style:style style:name="ta1" style:family="table" style:master-page-name="mp1">
      <style:table-properties table:display="false" style:writing-mode="lr-tb"/>
    </style:style>
    <style:style style:name="ta2" style:family="table" style:master-page-name="mp2">
      <style:table-properties table:display="true" style:writing-mode="lr-tb"/>
    </style:style>
    <style:style style:name="ce46" style:family="table-cell" style:parent-style-name="Default" style:data-style-name="N0">
      <style:table-cell-properties fo:border="thin solid #000000" style:vertical-align="top" fo:wrap-option="wrap" style:repeat-content="false"/>
      <style:paragraph-properties fo:text-align="center"/>
      <style:text-properties style:font-name="Trebuchet MS" style:font-name-asian="Trebuchet MS" style:font-name-complex="Trebuchet MS" fo:font-size="9pt" style:font-size-asian="9pt" style:font-size-complex="9pt"/>
      <style:map style:condition="of:is-true-formula([.#REF!]=&quot;Fail&quot;)" style:apply-style-name="cf2" style:base-cell-address="Condiciones_y_Resultados.F17"/>
    </style:style>
    <style:style style:name="ce47" style:family="table-cell" style:parent-style-name="Default" style:data-style-name="N0">
      <style:table-cell-properties fo:border="thin solid #000000" style:vertical-align="top" fo:wrap-option="wrap" style:repeat-content="false"/>
      <style:paragraph-properties fo:text-align="center"/>
      <style:text-properties style:font-name="Trebuchet MS" style:font-name-asian="Trebuchet MS" style:font-name-complex="Trebuchet MS" fo:font-size="9pt" style:font-size-asian="9pt" style:font-size-complex="9pt"/>
      <style:map style:condition="of:is-true-formula([.#REF!]=&quot;Fail&quot;)" style:apply-style-name="cf2" style:base-cell-address="Condiciones_y_Resultados.F51"/>
    </style:style>
    <style:style style:name="ce48" style:family="table-cell" style:parent-style-name="Default" style:data-style-name="N0">
      <style:table-cell-properties fo:border="thin solid #000000" style:vertical-align="top" fo:wrap-option="wrap" style:repeat-content="false"/>
      <style:paragraph-properties fo:text-align="center"/>
      <style:text-properties style:font-name="Trebuchet MS" style:font-name-asian="Trebuchet MS" style:font-name-complex="Trebuchet MS" fo:font-size="9pt" style:font-size-asian="9pt" style:font-size-complex="9pt"/>
      <style:map style:condition="of:is-true-formula([.#REF!]=&quot;Fail&quot;)" style:apply-style-name="cf2" style:base-cell-address="Condiciones_y_Resultados.F52"/>
    </style:style>
    <style:style style:name="ce49" style:family="table-cell" style:parent-style-name="Default" style:data-style-name="N0">
      <style:table-cell-properties fo:border="thin solid #000000" style:vertical-align="top" fo:wrap-option="wrap" style:repeat-content="false"/>
      <style:paragraph-properties fo:text-align="center"/>
      <style:text-properties style:font-name="Trebuchet MS" style:font-name-asian="Trebuchet MS" style:font-name-complex="Trebuchet MS" fo:font-size="9pt" style:font-size-asian="9pt" style:font-size-complex="9pt"/>
      <style:map style:condition="of:is-true-formula([.#REF!]=&quot;Fail&quot;)" style:apply-style-name="cf2" style:base-cell-address="Condiciones_y_Resultados.F54"/>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Estado)" table:base-cell-address="Condiciones_y_Resultados.F17">
          <table:help-message/>
          <table:error-message table:display="true"/>
        </table:content-validation>
      </table:content-validations>
      <table:table table:name="Aux" table:style-name="ta1">
        <table:table-column table:style-name="co1" table:number-columns-repeated="1024" table:default-cell-style-name="ce1"/>
        <table:table-column table:style-name="co2" table:number-columns-repeated="15360" table:default-cell-style-name="ce1"/>
        <table:table-row table:number-rows-repeated="4" table:style-name="ro1">
          <table:table-cell table:number-columns-repeated="2"/>
          <table:table-cell table:number-columns-repeated="16382" table:style-name="ce1"/>
        </table:table-row>
        <table:table-row table:style-name="ro1">
          <table:table-cell table:number-columns-repeated="2"/>
          <table:table-cell office:value-type="string" table:style-name="ce2">
            <text:p>Estado</text:p>
          </table:table-cell>
          <table:table-cell table:number-columns-repeated="16381"/>
        </table:table-row>
        <table:table-row table:style-name="ro1">
          <table:table-cell table:number-columns-repeated="2"/>
          <table:table-cell office:value-type="string" table:style-name="ce3">
            <text:p>Ok</text:p>
          </table:table-cell>
          <table:table-cell table:number-columns-repeated="16381"/>
        </table:table-row>
        <table:table-row table:style-name="ro1">
          <table:table-cell table:number-columns-repeated="2"/>
          <table:table-cell office:value-type="string" table:style-name="ce4">
            <text:p>Fail</text:p>
          </table:table-cell>
          <table:table-cell table:number-columns-repeated="16381"/>
        </table:table-row>
        <table:table-row table:style-name="ro1">
          <table:table-cell table:number-columns-repeated="2"/>
          <table:table-cell office:value-type="string" table:style-name="ce4">
            <text:p>N/A</text:p>
          </table:table-cell>
          <table:table-cell table:number-columns-repeated="16381"/>
        </table:table-row>
        <table:table-row table:number-rows-repeated="3" table:style-name="ro1">
          <table:table-cell table:number-columns-repeated="2"/>
          <table:table-cell table:style-name="ce4"/>
          <table:table-cell table:number-columns-repeated="16381"/>
        </table:table-row>
        <table:table-row table:number-rows-repeated="1048565" table:style-name="ro2">
          <table:table-cell table:number-columns-repeated="16384"/>
        </table:table-row>
      </table:table>
      <table:table table:name="Condiciones_y_Resultados" table:style-name="ta2">
        <table:table-column table:style-name="co3" table:default-cell-style-name="ce36"/>
        <table:table-column table:style-name="co4" table:default-cell-style-name="ce37"/>
        <table:table-column table:style-name="co5" table:default-cell-style-name="ce37"/>
        <table:table-column table:style-name="co6" table:default-cell-style-name="ce37"/>
        <table:table-column table:style-name="co7" table:default-cell-style-name="ce37"/>
        <table:table-column table:style-name="co8" table:default-cell-style-name="ce38"/>
        <table:table-column table:style-name="co9" table:default-cell-style-name="ce5"/>
        <table:table-column table:style-name="co10" table:number-columns-repeated="247" table:default-cell-style-name="ce5"/>
        <table:table-column table:style-name="co10" table:number-columns-repeated="770" table:default-cell-style-name="ce1"/>
        <table:table-column table:style-name="co2" table:number-columns-repeated="15360" table:default-cell-style-name="ce1"/>
        <table:table-row table:style-name="ro3">
          <table:table-cell office:value-type="string" table:number-columns-spanned="7" table:number-rows-spanned="1" table:style-name="ce40">
            <text:p>Condiciones de Prueba y Resultados Esperados</text:p>
          </table:table-cell>
          <table:covered-table-cell table:number-columns-repeated="6"/>
          <table:table-cell table:number-columns-repeated="247" table:style-name="ce5"/>
          <table:table-cell table:number-columns-repeated="16130" table:style-name="ce1"/>
        </table:table-row>
        <table:table-row table:style-name="ro4">
          <table:table-cell table:style-name="ce6"/>
          <table:table-cell table:style-name="ce7"/>
          <table:table-cell table:number-columns-repeated="3" table:style-name="ce8"/>
          <table:table-cell table:style-name="ce9"/>
          <table:table-cell table:number-columns-repeated="1015" table:style-name="ce8"/>
          <table:table-cell table:number-columns-repeated="15363"/>
        </table:table-row>
        <table:table-row table:number-rows-repeated="2" table:style-name="ro4">
          <table:table-cell table:style-name="ce10"/>
          <table:table-cell table:number-columns-repeated="1020" table:style-name="ce8"/>
          <table:table-cell table:number-columns-repeated="15363"/>
        </table:table-row>
        <table:table-row table:style-name="ro4">
          <table:table-cell table:style-name="ce10"/>
          <table:table-cell table:style-name="ce8"/>
          <table:table-cell office:value-type="string" table:style-name="ce11">
            <text:p>Cliente:</text:p>
          </table:table-cell>
          <table:table-cell office:value-type="string" table:number-columns-spanned="2" table:number-rows-spanned="1" table:style-name="ce41">
            <text:p>IES Saladillo</text:p>
          </table:table-cell>
          <table:covered-table-cell/>
          <table:table-cell table:number-columns-repeated="1016" table:style-name="ce8"/>
          <table:table-cell table:number-columns-repeated="15363"/>
        </table:table-row>
        <table:table-row table:style-name="ro4">
          <table:table-cell table:style-name="ce10"/>
          <table:table-cell table:style-name="ce8"/>
          <table:table-cell office:value-type="string" table:style-name="ce11">
            <text:p>Proyecto:</text:p>
          </table:table-cell>
          <table:table-cell office:value-type="string" table:number-columns-spanned="2" table:number-rows-spanned="1" table:style-name="ce42">
            <text:p>Practica SaladilloWare</text:p>
          </table:table-cell>
          <table:covered-table-cell/>
          <table:table-cell table:number-columns-repeated="1016" table:style-name="ce8"/>
          <table:table-cell table:number-columns-repeated="15363"/>
        </table:table-row>
        <table:table-row-group>
          <table:table-row table:style-name="ro4">
            <table:table-cell table:style-name="ce10"/>
            <table:table-cell table:style-name="ce8"/>
            <table:table-cell office:value-type="string" table:style-name="ce11">
              <text:p>Descripción:</text:p>
            </table:table-cell>
            <table:table-cell office:value-type="string" table:number-columns-spanned="2" table:number-rows-spanned="1" table:style-name="ce42">
              <text:p>Práctica final</text:p>
            </table:table-cell>
            <table:covered-table-cell/>
            <table:table-cell table:number-columns-repeated="1016" table:style-name="ce8"/>
            <table:table-cell table:number-columns-repeated="15363"/>
          </table:table-row>
          <table:table-row table:style-name="ro4">
            <table:table-cell table:style-name="ce10"/>
            <table:table-cell table:style-name="ce8"/>
            <table:table-cell office:value-type="string" table:style-name="ce11">
              <text:p>Responsable del Diseño:</text:p>
            </table:table-cell>
            <table:table-cell office:value-type="string" table:number-columns-spanned="2" table:number-rows-spanned="1" table:style-name="ce42">
              <text:p>David Quero</text:p>
            </table:table-cell>
            <table:covered-table-cell/>
            <table:table-cell table:number-columns-repeated="1016" table:style-name="ce8"/>
            <table:table-cell table:number-columns-repeated="15363"/>
          </table:table-row>
          <table:table-row table:style-name="ro4">
            <table:table-cell table:style-name="ce10"/>
            <table:table-cell table:style-name="ce8"/>
            <table:table-cell office:value-type="string" table:style-name="ce11">
              <text:p>Programador:</text:p>
            </table:table-cell>
            <table:table-cell office:value-type="string" table:number-columns-spanned="2" table:number-rows-spanned="1" table:style-name="ce43">
              <text:p>Antonio Carlos Ordoñez Cintrano</text:p>
            </table:table-cell>
            <table:covered-table-cell/>
            <table:table-cell table:number-columns-repeated="1016" table:style-name="ce8"/>
            <table:table-cell table:number-columns-repeated="15363"/>
          </table:table-row>
          <table:table-row table:style-name="ro4">
            <table:table-cell table:style-name="ce10"/>
            <table:table-cell table:style-name="ce8"/>
            <table:table-cell office:value-type="string" table:style-name="ce11">
              <text:p>Revisor</text:p>
            </table:table-cell>
            <table:table-cell office:value-type="string" table:number-columns-spanned="2" table:number-rows-spanned="1" table:style-name="ce42">
              <text:p>David Quero</text:p>
            </table:table-cell>
            <table:covered-table-cell/>
            <table:table-cell table:number-columns-repeated="1016" table:style-name="ce8"/>
            <table:table-cell table:number-columns-repeated="15363"/>
          </table:table-row>
          <table:table-row table:style-name="ro4">
            <table:table-cell table:style-name="ce10"/>
            <table:table-cell table:style-name="ce8"/>
            <table:table-cell office:value-type="string" table:style-name="ce11">
              <text:p>Fecha de revisión:</text:p>
            </table:table-cell>
            <table:table-cell office:value-type="date" office:date-value="2017-12-08T00:00:00" table:number-columns-spanned="2" table:number-rows-spanned="1" table:style-name="ce44">
              <text:p>08/12/2017</text:p>
            </table:table-cell>
            <table:covered-table-cell/>
            <table:table-cell table:number-columns-repeated="1016" table:style-name="ce8"/>
            <table:table-cell table:number-columns-repeated="15363"/>
          </table:table-row>
        </table:table-row-group>
        <table:table-row table:style-name="ro4">
          <table:table-cell table:style-name="ce10"/>
          <table:table-cell table:style-name="ce11"/>
          <table:table-cell table:style-name="ce12"/>
          <table:table-cell table:style-name="ce13"/>
          <table:table-cell table:style-name="ce14"/>
          <table:table-cell table:number-columns-repeated="1016" table:style-name="ce8"/>
          <table:table-cell table:number-columns-repeated="15363"/>
        </table:table-row>
        <table:table-row table:style-name="ro5">
          <table:table-cell table:style-name="ce15"/>
          <table:table-cell table:style-name="ce16"/>
          <table:table-cell table:style-name="ce17"/>
          <table:table-cell table:style-name="ce18"/>
          <table:table-cell table:style-name="ce17"/>
          <table:table-cell table:style-name="ce19"/>
          <table:table-cell table:style-name="ce20"/>
          <table:table-cell table:number-columns-repeated="1014" table:style-name="ce21"/>
          <table:table-cell table:number-columns-repeated="15363"/>
        </table:table-row>
        <table:table-row table:style-name="ro4">
          <table:table-cell table:style-name="ce22"/>
          <table:table-cell table:number-columns-repeated="1020" table:style-name="ce12"/>
          <table:table-cell table:number-columns-repeated="15363"/>
        </table:table-row>
        <table:table-row table:style-name="ro4">
          <table:table-cell table:style-name="ce23"/>
          <table:table-cell table:style-name="ce24"/>
          <table:table-cell office:value-type="string" table:number-columns-spanned="5" table:number-rows-spanned="1" table:style-name="ce45">
            <text:p>1. Aspecto Visual</text:p>
          </table:table-cell>
          <table:covered-table-cell table:number-columns-repeated="4"/>
          <table:table-cell table:number-columns-repeated="1014" table:style-name="ce12"/>
          <table:table-cell table:number-columns-repeated="15363"/>
        </table:table-row>
        <table:table-row-group>
          <table:table-row table:style-name="ro6">
            <table:table-cell office:value-type="string" table:style-name="ce25">
              <text:p>Condición</text:p>
            </table:table-cell>
            <table:table-cell office:value-type="string" table:style-name="ce26">
              <text:p>Condición de Prueba</text:p>
            </table:table-cell>
            <table:table-cell office:value-type="string" table:style-name="ce26">
              <text:p>Pasos a Seguir</text:p>
            </table:table-cell>
            <table:table-cell office:value-type="string" table:style-name="ce26">
              <text:p>Resultado Esperado</text:p>
            </table:table-cell>
            <table:table-cell office:value-type="string" table:style-name="ce26">
              <text:p>Resultado Obtenido</text:p>
            </table:table-cell>
            <table:table-cell office:value-type="string" table:style-name="ce26">
              <text:p>Estado</text:p>
            </table:table-cell>
            <table:table-cell office:value-type="string" table:style-name="ce26">
              <text:p>Observaciones</text:p>
              <text:p>Acción a Realizar</text:p>
            </table:table-cell>
            <table:table-cell table:number-columns-repeated="1014" table:style-name="ce27"/>
            <table:table-cell table:number-columns-repeated="15363"/>
          </table:table-row>
          <table:table-row table:style-name="ro7">
            <table:table-cell office:value-type="string" table:style-name="ce28">
              <text:p>1.1</text:p>
            </table:table-cell>
            <table:table-cell office:value-type="string" table:style-name="ce29">
              <text:p>Aspecto coincidente con el prototipo.</text:p>
            </table:table-cell>
            <table:table-cell table:style-name="ce29"/>
            <table:table-cell office:value-type="string" table:style-name="ce29">
              <text:p>El aspecto visual y comportamiento es el mismo que en el prototipo proporcionado por el cliente</text:p>
            </table:table-cell>
            <table:table-cell table:style-name="ce29"/>
            <table:table-cell office:value-type="string" table:content-validation-name="val1" table:style-name="ce46">
              <text:p>Ok</text:p>
            </table:table-cell>
            <table:table-cell office:value-type="string" table:style-name="ce31">
              <text:p>Coincide con el prototipo salvo la posicion de algunos elementos. El cliente dio su visto bueno.</text:p>
            </table:table-cell>
            <table:table-cell table:number-columns-repeated="1014" table:style-name="ce32"/>
            <table:table-cell table:number-columns-repeated="15363"/>
          </table:table-row>
          <table:table-row table:style-name="ro6">
            <table:table-cell office:value-type="string" table:style-name="ce28">
              <text:p>1.2</text:p>
            </table:table-cell>
            <table:table-cell office:value-type="string" table:style-name="ce29">
              <text:p>Visualización de los botones en función del modo de acceso en ejecución.</text:p>
            </table:table-cell>
            <table:table-cell office:value-type="string" table:style-name="ce29">
              <text:p>Se introduce un usuario que es CLIENTE</text:p>
            </table:table-cell>
            <table:table-cell office:value-type="string" table:style-name="ce29">
              <text:p>Aparece la ventana de clientes.</text:p>
            </table:table-cell>
            <table:table-cell table:style-name="ce29"/>
            <table:table-cell office:value-type="string" table:content-validation-name="val1" table:style-name="ce46">
              <text:p>Ok</text:p>
            </table:table-cell>
            <table:table-cell table:style-name="ce31"/>
            <table:table-cell table:number-columns-repeated="1014" table:style-name="ce32"/>
            <table:table-cell table:number-columns-repeated="15363"/>
          </table:table-row>
          <table:table-row table:style-name="ro6">
            <table:table-cell office:value-type="string" table:style-name="ce28">
              <text:p>1.3</text:p>
            </table:table-cell>
            <table:table-cell office:value-type="string" table:style-name="ce29">
              <text:p>Visualización de los botones en función del modo de acceso en ejecución.</text:p>
            </table:table-cell>
            <table:table-cell office:value-type="string" table:style-name="ce29">
              <text:p>Se introduce un usuario que es VENDOR</text:p>
            </table:table-cell>
            <table:table-cell office:value-type="string" table:style-name="ce29">
              <text:p>Aparece la ventana para el vendedor.</text:p>
            </table:table-cell>
            <table:table-cell table:style-name="ce29"/>
            <table:table-cell office:value-type="string" table:content-validation-name="val1" table:style-name="ce46">
              <text:p>Ok</text:p>
            </table:table-cell>
            <table:table-cell table:style-name="ce31"/>
            <table:table-cell table:number-columns-repeated="1014" table:style-name="ce32"/>
            <table:table-cell table:number-columns-repeated="15363"/>
          </table:table-row>
          <table:table-row table:style-name="ro8">
            <table:table-cell office:value-type="string" table:style-name="ce28">
              <text:p>1.3</text:p>
            </table:table-cell>
            <table:table-cell office:value-type="string" table:style-name="ce29">
              <text:p>Presentación correcta de campos numéricos.</text:p>
            </table:table-cell>
            <table:table-cell table:style-name="ce29"/>
            <table:table-cell office:value-type="string" table:style-name="ce29">
              <text:p>Los campos numéricos se visualizarán con el texto alineado a la derecha.</text:p>
            </table:table-cell>
            <table:table-cell table:style-name="ce29"/>
            <table:table-cell office:value-type="string" table:content-validation-name="val1" table:style-name="ce46">
              <text:p>N/A</text:p>
            </table:table-cell>
            <table:table-cell office:value-type="string" table:style-name="ce31">
              <text:p>No necesariamente. En la lista del cliente cumple. En la lista del vendedor no cumple, pero cumple con el diseño especificado.</text:p>
            </table:table-cell>
            <table:table-cell table:number-columns-repeated="1014" table:style-name="ce32"/>
            <table:table-cell table:number-columns-repeated="15363"/>
          </table:table-row>
          <table:table-row table:style-name="ro6">
            <table:table-cell office:value-type="string" table:style-name="ce28">
              <text:p>1.6</text:p>
            </table:table-cell>
            <table:table-cell office:value-type="string" table:style-name="ce29">
              <text:p>Alineación de etiquetas y campos.</text:p>
            </table:table-cell>
            <table:table-cell table:style-name="ce29"/>
            <table:table-cell office:value-type="string" table:style-name="ce29">
              <text:p>Las etiquetas se muestran justo encima del campo al que identifican.</text:p>
            </table:table-cell>
            <table:table-cell table:style-name="ce29"/>
            <table:table-cell office:value-type="string" table:content-validation-name="val1" table:style-name="ce46">
              <text:p>Ok</text:p>
            </table:table-cell>
            <table:table-cell table:style-name="ce31"/>
            <table:table-cell table:number-columns-repeated="1014" table:style-name="ce32"/>
            <table:table-cell table:number-columns-repeated="15363"/>
          </table:table-row>
          <table:table-row table:style-name="ro9">
            <table:table-cell office:value-type="string" table:style-name="ce28">
              <text:p>1.9</text:p>
            </table:table-cell>
            <table:table-cell office:value-type="string" table:style-name="ce29">
              <text:p>Comprobar que se visualiza el título de la ventana.</text:p>
            </table:table-cell>
            <table:table-cell table:style-name="ce29"/>
            <table:table-cell office:value-type="string" table:style-name="ce29">
              <text:p>Se visualiza el título de la ventana: SaladilloWare</text:p>
            </table:table-cell>
            <table:table-cell table:style-name="ce29"/>
            <table:table-cell office:value-type="string" table:content-validation-name="val1" table:style-name="ce46">
              <text:p>Fail</text:p>
            </table:table-cell>
            <table:table-cell office:value-type="string" table:style-name="ce31">
              <text:p>Aparece "Practica SaladilloWare". No se contempló la posibilidad de que el nombre fuese incorrecto, ya que en principio el cliente no lo vio mal, y cambiar ahora el nombre del proyecto supone que deje de funcionar muchas funcionalidades. Se deja pendiente de modificacion si fuese estrictamente necesario.</text:p>
            </table:table-cell>
            <table:table-cell table:number-columns-repeated="1014" table:style-name="ce32"/>
            <table:table-cell table:number-columns-repeated="15363"/>
          </table:table-row>
        </table:table-row-group>
        <table:table-row table:style-name="ro4">
          <table:table-cell table:style-name="ce22"/>
          <table:table-cell table:number-columns-repeated="1020" table:style-name="ce12"/>
          <table:table-cell table:number-columns-repeated="15363"/>
        </table:table-row>
        <table:table-row table:style-name="ro4">
          <table:table-cell table:style-name="ce23"/>
          <table:table-cell table:style-name="ce24"/>
          <table:table-cell office:value-type="string" table:number-columns-spanned="5" table:number-rows-spanned="1" table:style-name="ce45">
            <text:p>2. Validación de Formatos y Visibilidad</text:p>
          </table:table-cell>
          <table:covered-table-cell table:number-columns-repeated="4"/>
          <table:table-cell table:number-columns-repeated="1014" table:style-name="ce12"/>
          <table:table-cell table:number-columns-repeated="15363"/>
        </table:table-row>
        <table:table-row-group>
          <table:table-row table:style-name="ro6">
            <table:table-cell office:value-type="string" table:style-name="ce25">
              <text:p>Condición</text:p>
            </table:table-cell>
            <table:table-cell office:value-type="string" table:style-name="ce26">
              <text:p>Condición de Prueba</text:p>
            </table:table-cell>
            <table:table-cell office:value-type="string" table:style-name="ce26">
              <text:p>Pasos a Seguir</text:p>
            </table:table-cell>
            <table:table-cell office:value-type="string" table:style-name="ce26">
              <text:p>Resultado Esperado</text:p>
            </table:table-cell>
            <table:table-cell office:value-type="string" table:style-name="ce26">
              <text:p>Resultado Obtenido</text:p>
            </table:table-cell>
            <table:table-cell office:value-type="string" table:style-name="ce26">
              <text:p>Estado</text:p>
            </table:table-cell>
            <table:table-cell office:value-type="string" table:style-name="ce26">
              <text:p>Observaciones</text:p>
              <text:p>Acción a Realizar</text:p>
            </table:table-cell>
            <table:table-cell table:number-columns-repeated="1014" table:style-name="ce27"/>
            <table:table-cell table:number-columns-repeated="15363"/>
          </table:table-row>
          <table:table-row table:style-name="ro6">
            <table:table-cell office:value-type="string" table:style-name="ce28">
              <text:p>2.1</text:p>
            </table:table-cell>
            <table:table-cell office:value-type="string" table:style-name="ce29">
              <text:p>Introducir valores hasta completar el tamaño máximo del campo.</text:p>
            </table:table-cell>
            <table:table-cell office:value-type="string" table:style-name="ce29">
              <text:p>Introducir el código de usuario.</text:p>
            </table:table-cell>
            <table:table-cell office:value-type="string" table:style-name="ce29">
              <text:p>El valor introducido se visualiza completo y no permite introducir más de cuatro caracteres.</text:p>
            </table:table-cell>
            <table:table-cell table:style-name="ce29"/>
            <table:table-cell office:value-type="string" table:content-validation-name="val1" table:style-name="ce46">
              <text:p>Ok</text:p>
            </table:table-cell>
            <table:table-cell table:style-name="ce29"/>
            <table:table-cell table:number-columns-repeated="1014" table:style-name="ce32"/>
            <table:table-cell table:number-columns-repeated="15363"/>
          </table:table-row>
          <table:table-row table:style-name="ro7">
            <table:table-cell office:value-type="string" table:style-name="ce28">
              <text:p>2.2</text:p>
            </table:table-cell>
            <table:table-cell office:value-type="string" table:style-name="ce29">
              <text:p>Introducir valores hasta completar el tamaño máximo del campo.</text:p>
            </table:table-cell>
            <table:table-cell office:value-type="string" table:style-name="ce29">
              <text:p>Introducir la contraseña.</text:p>
            </table:table-cell>
            <table:table-cell office:value-type="string" table:style-name="ce29">
              <text:p>El valor introducido se visualiza completo y no permite introducir más de diez caracteres.</text:p>
            </table:table-cell>
            <table:table-cell table:style-name="ce29"/>
            <table:table-cell office:value-type="string" table:content-validation-name="val1" table:style-name="ce46">
              <text:p>Ok</text:p>
            </table:table-cell>
            <table:table-cell office:value-type="string" table:style-name="ce29">
              <text:p>No se visualiza lo que escribimos ya que es una contraseña, pero puedes ver que estas introduciendo algo.</text:p>
            </table:table-cell>
            <table:table-cell table:number-columns-repeated="1014" table:style-name="ce32"/>
            <table:table-cell table:number-columns-repeated="15363"/>
          </table:table-row>
          <table:table-row table:style-name="ro10">
            <table:table-cell office:value-type="string" table:style-name="ce28">
              <text:p>2.3</text:p>
            </table:table-cell>
            <table:table-cell office:value-type="string" table:style-name="ce29">
              <text:p>Comprobar que los campos requeridos están rellenos.</text:p>
            </table:table-cell>
            <table:table-cell office:value-type="string" table:style-name="ce29">
              <text:p>No introducir ni el código de usuario ni la contraseña e intentar acceder.</text:p>
            </table:table-cell>
            <table:table-cell office:value-type="string" table:style-name="ce29">
              <text:p>Se muestra el mensaje: “Debe introducir código de usuario y contraseña”.</text:p>
            </table:table-cell>
            <table:table-cell table:style-name="ce29"/>
            <table:table-cell office:value-type="string" table:content-validation-name="val1" table:style-name="ce46">
              <text:p>Ok</text:p>
            </table:table-cell>
            <table:table-cell table:style-name="ce29"/>
            <table:table-cell table:number-columns-repeated="1014" table:style-name="ce32"/>
            <table:table-cell table:number-columns-repeated="15363"/>
          </table:table-row>
          <table:table-row table:style-name="ro7">
            <table:table-cell office:value-type="string" table:style-name="ce28">
              <text:p>2.4</text:p>
            </table:table-cell>
            <table:table-cell office:value-type="string" table:style-name="ce29">
              <text:p>Comprobar que los campos requeridos están rellenos.</text:p>
            </table:table-cell>
            <table:table-cell office:value-type="string" table:style-name="ce29">
              <text:p>Introducir el código de usuario pero no la contraseña.</text:p>
            </table:table-cell>
            <table:table-cell office:value-type="string" table:style-name="ce29">
              <text:p>Se muestra el mensaje: “Debe introducir el código de usuario”.</text:p>
            </table:table-cell>
            <table:table-cell table:style-name="ce29"/>
            <table:table-cell office:value-type="string" table:content-validation-name="val1" table:style-name="ce46">
              <text:p>Ok</text:p>
            </table:table-cell>
            <table:table-cell office:value-type="string" table:style-name="ce29">
              <text:p>EL cliente no lo ha pedido pero aun así se queda queda bien y se ha realizado mostrando un mensaje contextual similar.</text:p>
            </table:table-cell>
            <table:table-cell table:number-columns-repeated="1014" table:style-name="ce32"/>
            <table:table-cell table:number-columns-repeated="15363"/>
          </table:table-row>
          <table:table-row table:style-name="ro7">
            <table:table-cell office:value-type="string" table:style-name="ce28">
              <text:p>2.5</text:p>
            </table:table-cell>
            <table:table-cell office:value-type="string" table:style-name="ce29">
              <text:p>Comprobar que los campos requeridos están rellenos.</text:p>
            </table:table-cell>
            <table:table-cell office:value-type="string" table:style-name="ce29">
              <text:p>Introducir la contraseña pero no el código de usuario</text:p>
            </table:table-cell>
            <table:table-cell office:value-type="string" table:style-name="ce29">
              <text:p>Se muestra el mensaje: “Debe introducir la contraseña”.</text:p>
            </table:table-cell>
            <table:table-cell table:style-name="ce29"/>
            <table:table-cell office:value-type="string" table:content-validation-name="val1" table:style-name="ce46">
              <text:p>Ok</text:p>
            </table:table-cell>
            <table:table-cell office:value-type="string" table:style-name="ce29">
              <text:p>Tanto si falta los 2 campos de texto, como si falta uno, sale el mismo mensaje generico "No deben quedarse campos vacios".</text:p>
            </table:table-cell>
            <table:table-cell table:number-columns-repeated="1014" table:style-name="ce32"/>
            <table:table-cell table:number-columns-repeated="15363"/>
          </table:table-row>
          <table:table-row table:style-name="ro6">
            <table:table-cell office:value-type="string" table:style-name="ce28">
              <text:p>2.6</text:p>
            </table:table-cell>
            <table:table-cell office:value-type="string" table:style-name="ce29">
              <text:p>Comprobar que los campos requeridos están rellenos.</text:p>
            </table:table-cell>
            <table:table-cell office:value-type="string" table:style-name="ce29">
              <text:p>Introducir el código de usuario y la contraseña</text:p>
            </table:table-cell>
            <table:table-cell office:value-type="string" table:style-name="ce29">
              <text:p>No muestra ningún mensaje (salvo si no se pasan las validaciones)</text:p>
            </table:table-cell>
            <table:table-cell table:style-name="ce29"/>
            <table:table-cell office:value-type="string" table:content-validation-name="val1" table:style-name="ce46">
              <text:p>Ok</text:p>
            </table:table-cell>
            <table:table-cell table:style-name="ce29"/>
            <table:table-cell table:number-columns-repeated="1014" table:style-name="ce32"/>
            <table:table-cell table:number-columns-repeated="15363"/>
          </table:table-row>
          <table:table-row table:style-name="ro11">
            <table:table-cell office:value-type="string" table:style-name="ce28">
              <text:p>2.7</text:p>
            </table:table-cell>
            <table:table-cell office:value-type="string" table:style-name="ce29">
              <text:p>Acceso a la aplicación de un usuario tipo CLIENTE</text:p>
            </table:table-cell>
            <table:table-cell office:value-type="string" table:style-name="ce29">
              <text:p>Se muestran todas las DropDown cargadas según cada tipo de componente más una línea en blanco.</text:p>
              <text:p>Los botones Aceptar y Confirmar están deshabilitados.</text:p>
            </table:table-cell>
            <table:table-cell office:value-type="string" table:style-name="ce29">
              <text:p>Se muestran todas las DropDown cargadas según cada tipo de componente más una línea en blanco.</text:p>
              <text:p>Los botones Aceptar y Confirmar están deshabilitados.</text:p>
            </table:table-cell>
            <table:table-cell table:style-name="ce29"/>
            <table:table-cell office:value-type="string" table:content-validation-name="val1" table:style-name="ce46">
              <text:p>N/A</text:p>
            </table:table-cell>
            <table:table-cell office:value-type="string" table:style-name="ce29">
              <text:p>La linea en blanco supongo que es para que un cliente puede cancelar de alguna forma su pedido. Para ello hay un boton Cancelar que reinicia el formulario con el mismo objetivo.</text:p>
            </table:table-cell>
            <table:table-cell table:number-columns-repeated="1014" table:style-name="ce32"/>
            <table:table-cell table:number-columns-repeated="15363"/>
          </table:table-row>
          <table:table-row table:style-name="ro8">
            <table:table-cell office:value-type="string" table:style-name="ce28">
              <text:p>2.8</text:p>
            </table:table-cell>
            <table:table-cell office:value-type="string" table:style-name="ce29">
              <text:p>Acceso a la aplicación de un usuario tipo VENDOR</text:p>
            </table:table-cell>
            <table:table-cell office:value-type="string" table:style-name="ce29">
              <text:p>Aparece el botón Precios habilitado.</text:p>
              <text:p>Se muestra el listado con todos los pedidos creados hasta el momento.</text:p>
            </table:table-cell>
            <table:table-cell office:value-type="string" table:style-name="ce29">
              <text:p>Aparece el botón Precios habilitado.</text:p>
              <text:p>Se muestra el listado con todos los pedidos creados hasta el momento.</text:p>
            </table:table-cell>
            <table:table-cell table:style-name="ce29"/>
            <table:table-cell office:value-type="string" table:content-validation-name="val1" table:style-name="ce46">
              <text:p>Ok</text:p>
            </table:table-cell>
            <table:table-cell table:style-name="ce29"/>
            <table:table-cell table:number-columns-repeated="1014" table:style-name="ce32"/>
            <table:table-cell table:number-columns-repeated="15363"/>
          </table:table-row>
          <table:table-row table:style-name="ro6">
            <table:table-cell office:value-type="string" table:style-name="ce28">
              <text:p>2.9</text:p>
            </table:table-cell>
            <table:table-cell office:value-type="string" table:style-name="ce29">
              <text:p>Acceso a la aplicación de un usuario tipo CLIENTE</text:p>
            </table:table-cell>
            <table:table-cell office:value-type="string" table:style-name="ce29">
              <text:p>Se seleccionan cuatro o menos componentes.</text:p>
            </table:table-cell>
            <table:table-cell office:value-type="string" table:style-name="ce29">
              <text:p>Los botones están deshabilitados.</text:p>
            </table:table-cell>
            <table:table-cell table:style-name="ce29"/>
            <table:table-cell office:value-type="string" table:content-validation-name="val1" table:style-name="ce46">
              <text:p>Ok</text:p>
            </table:table-cell>
            <table:table-cell table:style-name="ce29"/>
            <table:table-cell table:number-columns-repeated="1014" table:style-name="ce32"/>
            <table:table-cell table:number-columns-repeated="15363"/>
          </table:table-row>
          <table:table-row table:style-name="ro6">
            <table:table-cell office:value-type="string" table:style-name="ce28">
              <text:p>2.10</text:p>
            </table:table-cell>
            <table:table-cell office:value-type="string" table:style-name="ce29">
              <text:p>Acceso a la aplicación de un usuario tipo CLIENTE</text:p>
            </table:table-cell>
            <table:table-cell office:value-type="string" table:style-name="ce29">
              <text:p>Se seleccionan cinco componentes</text:p>
            </table:table-cell>
            <table:table-cell office:value-type="string" table:style-name="ce29">
              <text:p>Se habilitan los dos botones</text:p>
            </table:table-cell>
            <table:table-cell table:style-name="ce29"/>
            <table:table-cell office:value-type="string" table:content-validation-name="val1" table:style-name="ce46">
              <text:p>Ok</text:p>
            </table:table-cell>
            <table:table-cell table:style-name="ce29"/>
            <table:table-cell table:number-columns-repeated="1014" table:style-name="ce32"/>
            <table:table-cell table:number-columns-repeated="15363"/>
          </table:table-row>
          <table:table-row table:style-name="ro10">
            <table:table-cell office:value-type="string" table:style-name="ce28">
              <text:p>2.11</text:p>
            </table:table-cell>
            <table:table-cell office:value-type="string" table:style-name="ce29">
              <text:p>Acceso a la aplicación de un usuario tipo CLIENTE</text:p>
            </table:table-cell>
            <table:table-cell office:value-type="string" table:style-name="ce29">
              <text:p>Se seleccionan cinco componentes y se pulsa el botón Aceptar</text:p>
            </table:table-cell>
            <table:table-cell office:value-type="string" table:style-name="ce29">
              <text:p>Se carga la lista con los componentes seleccionados y se muestra el precio total.</text:p>
            </table:table-cell>
            <table:table-cell table:style-name="ce29"/>
            <table:table-cell office:value-type="string" table:content-validation-name="val1" table:style-name="ce46">
              <text:p>Ok</text:p>
            </table:table-cell>
            <table:table-cell table:style-name="ce29"/>
            <table:table-cell table:number-columns-repeated="1014" table:style-name="ce33"/>
            <table:table-cell table:number-columns-repeated="15363"/>
          </table:table-row>
          <table:table-row table:style-name="ro10">
            <table:table-cell office:value-type="string" table:style-name="ce28">
              <text:p>2.12</text:p>
            </table:table-cell>
            <table:table-cell office:value-type="string" table:style-name="ce29">
              <text:p>Acceso a la aplicación de un usuario tipo CLIENTE</text:p>
            </table:table-cell>
            <table:table-cell office:value-type="string" table:style-name="ce29">
              <text:p>Se seleccionan cinco componentes y se pulsa el botón Confirmar</text:p>
            </table:table-cell>
            <table:table-cell office:value-type="string" table:style-name="ce29">
              <text:p>Se guarda el pedido en la base de datos.</text:p>
            </table:table-cell>
            <table:table-cell table:style-name="ce29"/>
            <table:table-cell office:value-type="string" table:content-validation-name="val1" table:style-name="ce46">
              <text:p>Ok</text:p>
            </table:table-cell>
            <table:table-cell table:style-name="ce29"/>
            <table:table-cell table:number-columns-repeated="1014" table:style-name="ce33"/>
            <table:table-cell table:number-columns-repeated="15363"/>
          </table:table-row>
          <table:table-row table:style-name="ro6">
            <table:table-cell office:value-type="string" table:style-name="ce28">
              <text:p>2.13</text:p>
            </table:table-cell>
            <table:table-cell office:value-type="string" table:style-name="ce29">
              <text:p>Acceso a la aplicación de un usuario tipo VENDOR</text:p>
            </table:table-cell>
            <table:table-cell office:value-type="string" table:style-name="ce29">
              <text:p>Se pulsa el botón Precios</text:p>
            </table:table-cell>
            <table:table-cell office:value-type="string" table:style-name="ce29">
              <text:p>Se actualizan los precios con el XML</text:p>
            </table:table-cell>
            <table:table-cell table:style-name="ce29"/>
            <table:table-cell office:value-type="string" table:content-validation-name="val1" table:style-name="ce46">
              <text:p>Ok</text:p>
            </table:table-cell>
            <table:table-cell table:style-name="ce29"/>
            <table:table-cell table:number-columns-repeated="1014" table:style-name="ce33"/>
            <table:table-cell table:number-columns-repeated="15363"/>
          </table:table-row>
          <table:table-row table:style-name="ro12">
            <table:table-cell table:style-name="ce28"/>
            <table:table-cell office:value-type="string" table:style-name="ce31">
              <text:p>…</text:p>
            </table:table-cell>
            <table:table-cell table:number-columns-repeated="3" table:style-name="ce31"/>
            <table:table-cell table:content-validation-name="val1" table:style-name="ce46"/>
            <table:table-cell table:style-name="ce31"/>
            <table:table-cell table:number-columns-repeated="1014" table:style-name="ce32"/>
            <table:table-cell table:number-columns-repeated="15363"/>
          </table:table-row>
        </table:table-row-group>
        <table:table-row table:style-name="ro4">
          <table:table-cell table:style-name="ce34"/>
          <table:table-cell table:style-name="ce35"/>
          <table:table-cell table:number-columns-repeated="1019" table:style-name="ce12"/>
          <table:table-cell table:number-columns-repeated="15363"/>
        </table:table-row>
        <table:table-row table:style-name="ro4">
          <table:table-cell table:style-name="ce23"/>
          <table:table-cell table:style-name="ce24"/>
          <table:table-cell office:value-type="string" table:number-columns-spanned="5" table:number-rows-spanned="1" table:style-name="ce45">
            <text:p>3. Control de errores</text:p>
          </table:table-cell>
          <table:covered-table-cell table:number-columns-repeated="4"/>
          <table:table-cell table:number-columns-repeated="1014" table:style-name="ce12"/>
          <table:table-cell table:number-columns-repeated="15363"/>
        </table:table-row>
        <table:table-row-group>
          <table:table-row table:style-name="ro6">
            <table:table-cell office:value-type="string" table:style-name="ce25">
              <text:p>Condición</text:p>
            </table:table-cell>
            <table:table-cell office:value-type="string" table:style-name="ce26">
              <text:p>Condición de Prueba</text:p>
            </table:table-cell>
            <table:table-cell office:value-type="string" table:style-name="ce26">
              <text:p>Pasos a Seguir</text:p>
            </table:table-cell>
            <table:table-cell office:value-type="string" table:style-name="ce26">
              <text:p>Resultado Esperado</text:p>
            </table:table-cell>
            <table:table-cell office:value-type="string" table:style-name="ce26">
              <text:p>Resultado Obtenido</text:p>
            </table:table-cell>
            <table:table-cell office:value-type="string" table:style-name="ce26">
              <text:p>Estado</text:p>
            </table:table-cell>
            <table:table-cell office:value-type="string" table:style-name="ce26">
              <text:p>Observaciones</text:p>
              <text:p>Acción a Realizar</text:p>
            </table:table-cell>
            <table:table-cell table:number-columns-repeated="1014" table:style-name="ce27"/>
            <table:table-cell table:number-columns-repeated="15363"/>
          </table:table-row>
          <table:table-row table:style-name="ro6">
            <table:table-cell office:value-type="string" table:style-name="ce28">
              <text:p>3.1</text:p>
            </table:table-cell>
            <table:table-cell office:value-type="string" table:style-name="ce29">
              <text:p>Validaciones de usuario y contraseña</text:p>
            </table:table-cell>
            <table:table-cell office:value-type="string" table:style-name="ce29">
              <text:p>Introducir un código de usuario que no existe en la base de datos.</text:p>
            </table:table-cell>
            <table:table-cell office:value-type="string" table:style-name="ce29">
              <text:p>Se muestra el mensaje: “El usuario no existe”</text:p>
            </table:table-cell>
            <table:table-cell table:style-name="ce31"/>
            <table:table-cell office:value-type="string" table:content-validation-name="val1" table:style-name="ce46">
              <text:p>Ok</text:p>
            </table:table-cell>
            <table:table-cell table:style-name="ce31"/>
            <table:table-cell table:number-columns-repeated="1014" table:style-name="ce32"/>
            <table:table-cell table:number-columns-repeated="15363"/>
          </table:table-row>
          <table:table-row table:style-name="ro7">
            <table:table-cell table:style-name="ce28"/>
            <table:table-cell office:value-type="string" table:style-name="ce29">
              <text:p>Validaciones de usuario y contraseña</text:p>
            </table:table-cell>
            <table:table-cell office:value-type="string" table:style-name="ce29">
              <text:p>Introducir un código de usuario que existe en la base de datos pero una contraseña no coincidente</text:p>
            </table:table-cell>
            <table:table-cell office:value-type="string" table:style-name="ce29">
              <text:p>Se muestra el mensaje: “Contraseña incorrecta”</text:p>
            </table:table-cell>
            <table:table-cell table:style-name="ce31"/>
            <table:table-cell office:value-type="string" table:content-validation-name="val1" table:style-name="ce46">
              <text:p>Ok</text:p>
            </table:table-cell>
            <table:table-cell table:style-name="ce31"/>
            <table:table-cell table:number-columns-repeated="1014" table:style-name="ce32"/>
            <table:table-cell table:number-columns-repeated="15363"/>
          </table:table-row>
          <table:table-row table:style-name="ro6">
            <table:table-cell office:value-type="string" table:style-name="ce28">
              <text:p>3.2</text:p>
            </table:table-cell>
            <table:table-cell office:value-type="string" table:style-name="ce29">
              <text:p>Validaciones de usuario y contraseña</text:p>
            </table:table-cell>
            <table:table-cell office:value-type="string" table:style-name="ce29">
              <text:p>Introducir el código de usuario y la contraseña correcta</text:p>
            </table:table-cell>
            <table:table-cell office:value-type="string" table:style-name="ce29">
              <text:p>Accede a la aplicación mostrando la ventana correspondiente al tipo de usuario</text:p>
            </table:table-cell>
            <table:table-cell table:style-name="ce31"/>
            <table:table-cell office:value-type="string" table:content-validation-name="val1" table:style-name="ce46">
              <text:p>Ok</text:p>
            </table:table-cell>
            <table:table-cell table:style-name="ce31"/>
            <table:table-cell table:number-columns-repeated="1014" table:style-name="ce32"/>
            <table:table-cell table:number-columns-repeated="15363"/>
          </table:table-row>
        </table:table-row-group>
        <table:table-row table:style-name="ro4">
          <table:table-cell table:style-name="ce36"/>
          <table:table-cell table:number-columns-repeated="4" table:style-name="ce37"/>
          <table:table-cell table:style-name="ce38"/>
          <table:table-cell table:number-columns-repeated="248" table:style-name="ce5"/>
          <table:table-cell table:number-columns-repeated="16130" table:style-name="ce1"/>
        </table:table-row>
        <table:table-row table:style-name="ro4">
          <table:table-cell table:style-name="ce23"/>
          <table:table-cell table:style-name="ce24"/>
          <table:table-cell office:value-type="string" table:number-columns-spanned="5" table:number-rows-spanned="1" table:style-name="ce45">
            <text:p>4. Nuevo Ciclo de Pruebas</text:p>
          </table:table-cell>
          <table:covered-table-cell table:number-columns-repeated="4"/>
          <table:table-cell table:number-columns-repeated="1014" table:style-name="ce12"/>
          <table:table-cell table:number-columns-repeated="15363"/>
        </table:table-row>
        <table:table-row-group>
          <table:table-row table:style-name="ro6">
            <table:table-cell office:value-type="string" table:style-name="ce25">
              <text:p>Condición</text:p>
            </table:table-cell>
            <table:table-cell office:value-type="string" table:style-name="ce26">
              <text:p>Condición de Prueba</text:p>
            </table:table-cell>
            <table:table-cell office:value-type="string" table:style-name="ce26">
              <text:p>Pasos a Seguir</text:p>
            </table:table-cell>
            <table:table-cell office:value-type="string" table:style-name="ce26">
              <text:p>Resultado Esperado</text:p>
            </table:table-cell>
            <table:table-cell office:value-type="string" table:style-name="ce26">
              <text:p>Resultado Obtenido</text:p>
            </table:table-cell>
            <table:table-cell office:value-type="string" table:style-name="ce26">
              <text:p>Estado</text:p>
            </table:table-cell>
            <table:table-cell office:value-type="string" table:style-name="ce26">
              <text:p>Observaciones</text:p>
              <text:p>Acción a Realizar</text:p>
            </table:table-cell>
            <table:table-cell table:number-columns-repeated="1014" table:style-name="ce27"/>
            <table:table-cell table:number-columns-repeated="15363"/>
          </table:table-row>
          <table:table-row table:style-name="ro12">
            <table:table-cell office:value-type="string" table:style-name="ce28">
              <text:p>4.1</text:p>
            </table:table-cell>
            <table:table-cell table:number-columns-repeated="4" table:style-name="ce31"/>
            <table:table-cell table:content-validation-name="val1" table:style-name="ce46"/>
            <table:table-cell table:style-name="ce31"/>
            <table:table-cell table:number-columns-repeated="1014" table:style-name="ce32"/>
            <table:table-cell table:number-columns-repeated="15363"/>
          </table:table-row>
          <table:table-row table:style-name="ro12">
            <table:table-cell office:value-type="string" table:style-name="ce28">
              <text:p>4.2</text:p>
            </table:table-cell>
            <table:table-cell table:number-columns-repeated="4" table:style-name="ce31"/>
            <table:table-cell table:content-validation-name="val1" table:style-name="ce46"/>
            <table:table-cell table:style-name="ce31"/>
            <table:table-cell table:number-columns-repeated="1014" table:style-name="ce32"/>
            <table:table-cell table:number-columns-repeated="15363"/>
          </table:table-row>
          <table:table-row table:style-name="ro12">
            <table:table-cell office:value-type="string" table:style-name="ce28">
              <text:p>4.3</text:p>
            </table:table-cell>
            <table:table-cell table:number-columns-repeated="4" table:style-name="ce31"/>
            <table:table-cell table:content-validation-name="val1" table:style-name="ce47"/>
            <table:table-cell table:style-name="ce29"/>
            <table:table-cell table:number-columns-repeated="1014" table:style-name="ce32"/>
            <table:table-cell table:number-columns-repeated="15363"/>
          </table:table-row>
          <table:table-row table:style-name="ro12">
            <table:table-cell office:value-type="string" table:style-name="ce28">
              <text:p>4.4</text:p>
            </table:table-cell>
            <table:table-cell table:number-columns-repeated="4" table:style-name="ce31"/>
            <table:table-cell table:content-validation-name="val1" table:style-name="ce48"/>
            <table:table-cell table:style-name="ce31"/>
            <table:table-cell table:number-columns-repeated="1014" table:style-name="ce32"/>
            <table:table-cell table:number-columns-repeated="15363"/>
          </table:table-row>
          <table:table-row table:style-name="ro12">
            <table:table-cell office:value-type="string" table:style-name="ce28">
              <text:p>4.5</text:p>
            </table:table-cell>
            <table:table-cell table:number-columns-repeated="4" table:style-name="ce31"/>
            <table:table-cell table:content-validation-name="val1" table:style-name="ce47"/>
            <table:table-cell table:style-name="ce29"/>
            <table:table-cell table:number-columns-repeated="1014" table:style-name="ce32"/>
            <table:table-cell table:number-columns-repeated="15363"/>
          </table:table-row>
          <table:table-row table:style-name="ro12">
            <table:table-cell office:value-type="string" table:style-name="ce39">
              <text:p>4.6</text:p>
            </table:table-cell>
            <table:table-cell table:number-columns-repeated="2" table:style-name="ce31"/>
            <table:table-cell table:style-name="ce29"/>
            <table:table-cell table:style-name="ce31"/>
            <table:table-cell table:content-validation-name="val1" table:style-name="ce49"/>
            <table:table-cell table:style-name="ce31"/>
            <table:table-cell table:number-columns-repeated="1014" table:style-name="ce32"/>
            <table:table-cell table:number-columns-repeated="15363"/>
          </table:table-row>
        </table:table-row-group>
        <table:table-row table:number-rows-repeated="1048522" table:style-name="ro13">
          <table:table-cell table:number-columns-repeated="16384"/>
        </table:table-row>
        <table:named-expressions>
          <table:named-range table:name="Print_Area" table:cell-range-address="Condiciones_y_Resultados.$A$1:Condiciones_y_Resultados.$G$1048576" table:base-cell-address="Condiciones_y_Resultados.$A$1"/>
          <table:named-expression table:name="Excel_BuiltIn__FilterDatabase" table:expression="of:=[.#REF!]" table:base-cell-address="Aux.$A$1"/>
        </table:named-expressions>
      </table:table>
      <table:named-expressions>
        <table:named-range table:name="Estado" table:cell-range-address="Aux.$C$6:Aux.$C$11" table:base-cell-address="Aux.$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Arial1" svg:font-family="Arial1"/>
    <style:font-face style:name="Trebuchet MS" svg:font-family="&quot;Trebuchet MS&quot;"/>
  </office:font-face-decls>
  <office:styles>
    <number:number-style style:name="N0">
      <number:number number:min-integer-digits="1"/>
    </number:number-style>
    <number:date-style style:name="N19">
      <number:day number:style="long"/>
      <number:text>/</number:text>
      <number:month number:style="long"/>
      <number:text>/</number:text>
      <number:year number:style="long"/>
    </number:date-style>
    <number:text-style style:name="N30">
      <number:text-content/>
    </number:text-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cf1" style:family="table-cell" style:data-style-name="N0">
      <style:table-cell-properties fo:background-color="#FF0000"/>
    </style:style>
    <style:style style:name="cf2" style:family="table-cell" style:data-style-name="N0">
      <style:table-cell-properties fo:background-color="#FF0000"/>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xcel_CondFormat_2_1_1" style:family="table-cell" style:data-style-name="N0">
      <style:table-cell-properties style:vertical-align="automatic" fo:background-color="#FF0000"/>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_32__40_user_41_" style:display-name="Heading (user)"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1in" fo:margin-bottom="1in" fo:margin-left="0.75in" fo:margin-right="0.75in" style:print-orientation="portrait" style:print-page-order="ltr" style:first-page-number="continue" style:scale-to="100%" style:table-centering="none" style:print="objects charts drawings"/>
      <style:header-style>
        <style:header-footer-properties fo:min-height="0.295275590551181in" fo:margin-left="0in" fo:margin-right="0in" fo:margin-bottom="0in"/>
      </style:header-style>
      <style:footer-style>
        <style:header-footer-properties fo:min-height="0.295275590551181in" fo:margin-left="0in" fo:margin-right="0in" fo:margin-top="0in"/>
      </style:footer-style>
    </style:page-layout>
    <style:page-layout style:name="pm2">
      <style:page-layout-properties fo:margin-top="0.393700787401575in" fo:margin-bottom="0in" fo:margin-left="0.393700787401575in" fo:margin-right="0.393700787401575in" style:print-orientation="landscape" style:print-page-order="ltr" style:first-page-number="continue" style:scale-to="100%" style:table-centering="horizontal" style:print="objects charts drawings"/>
      <style:header-style>
        <style:header-footer-properties fo:min-height="0.295275590551181in" fo:margin-left="0in" fo:margin-right="0in" fo:margin-bottom="0in"/>
      </style:header-style>
      <style:footer-style>
        <style:header-footer-properties fo:min-height="0.55in" fo:margin-left="0in" fo:margin-right="0in" fo:margin-top="0in"/>
      </style:footer-style>
    </style:page-layout>
    <style:style style:name="T1" style:family="text">
      <style:text-properties fo:color="#000000" style:font-name="Arial" style:font-name-asian="Arial" style:font-name-complex="Arial" fo:font-size="10pt" style:font-size-asian="10pt" style:font-size-complex="10pt" style:font-family-generic="swiss"/>
    </style:style>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region-left>
          <text:p><text:span text:style-name="T1"><text:file-name text:display="name-and-extension">???</text:file-name></text:span></text:p>
        </style:region-left>
        <style:region-center>
          <text:p><text:span text:style-name="T1">Página</text:span><text:span text:style-name="T1"> </text:span><text:span text:style-name="T1"><text:page-number>1</text:page-number></text:span><text:span text:style-name="T1"><text:s/></text:span><text:span text:style-name="T1">de</text:span><text:span text:style-name="T1"><text:s/></text:span><text:span text:style-name="T1"><text:page-count>99</text:page-count></text:span></text:p>
        </style:region-center>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8625</meta:generator>
    <dc:title>Condiciones de Prueba y Resultados Esperados</dc:title>
    <meta:initial-creator>Coritel</meta:initial-creator>
    <dc:creator>Carlos Ordoñez Cintrano</dc:creator>
    <meta:creation-date>2000-12-11T12:36:19Z</meta:creation-date>
    <dc:date>2017-12-09T00:16:21Z</dc:date>
    <meta:print-date>2005-02-01T17:30:33Z</meta:print-date>
    <meta:editing-cycles>26</meta:editing-cycles>
    <meta:editing-duration>PT4426S</meta:editing-duration>
    <meta:user-defined meta:name="Content">Templates</meta:user-defined>
    <meta:user-defined meta:name="Description0">New as per Quality Improvement Project SixSigma in SAP</meta:user-defined>
    <meta:user-defined meta:name="Order">58000.0000000000</meta:user-defined>
    <meta:user-defined meta:name="Version0">3.0</meta:user-defined>
    <meta:user-defined meta:name="_AdHocReviewCycleID" meta:value-type="float">762756048</meta:user-defined>
    <meta:user-defined meta:name="_AuthorEmail">mar.gomez.ruiz@accenture.com</meta:user-defined>
    <meta:user-defined meta:name="_AuthorEmailDisplayName">Gomez Ruiz, Mar</meta:user-defined>
    <meta:user-defined meta:name="_EmailSubject">Ciclos de pruebas Microsoft</meta:user-defined>
    <meta:user-defined meta:name="_NewReviewCycle"/>
    <meta:user-defined meta:name="_PreviousAdHocReviewCycleID" meta:value-type="float">-182261031</meta:user-defined>
    <meta:user-defined meta:name="_ReviewingToolsShownOnce"/>
    <meta:user-defined meta:name="dIBP">298.000000000000</meta:user-defined>
  </office:meta>
</office:document-meta>
</file>